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fbf9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trodução</text:span></text:p>
      <text:p text:style-name="Text_20_body">Este aplicativo se compromete a proteger a privacidade de seus usuários. Valorizamos a confiança que você deposita em nós e queremos que você se sinta seguro ao utilizar nosso aplicativo.</text:p>
      <text:p text:style-name="Text_20_body"><text:span text:style-name="Strong_20_Emphasis">Coleta e Uso de Dados</text:span></text:p>
      <text:p text:style-name="Text_20_body">Este aplicativo <text:span text:style-name="Strong_20_Emphasis">não coleta nenhum dado pessoal</text:span> dos usuários. Não coletamos informações como nome, e-mail, localização, contatos, fotos ou qualquer outro tipo de dado.</text:p>
      <text:p text:style-name="Text_20_body"><text:span text:style-name="Strong_20_Emphasis">Armazenamento e Segurança de Dados</text:span></text:p>
      <text:p text:style-name="Text_20_body">Como não coletamos dados, <text:span text:style-name="Strong_20_Emphasis">não há armazenamento de dados</text:span> em nossos servidores ou em qualquer outro lugar.</text:p>
      <text:p text:style-name="Text_20_body"><text:span text:style-name="Strong_20_Emphasis">Direitos dos Usuários</text:span></text:p>
      <text:p text:style-name="Text_20_body">Os dados dos usuários relacionados à PREVIC são gerenciados diretamente pela PREVIC. Para exercer seus direitos de acesso, correção ou exclusão de dados, entre em contato diretamente com a PREVIC.</text:p>
      <text:p text:style-name="Text_20_body"><text:span text:style-name="Strong_20_Emphasis">Notificações sobre Mudanças na Política de Privacidade</text:span></text:p>
      <text:p text:style-name="Text_20_body">Caso haja qualquer alteração nesta política de privacidade, os usuários serão notificados por meio de notificações push dentro do aplicativo e um link para notícias relevantes será disponibilizado.</text:p>
      <text:p text:style-name="Text_20_body"><text:span text:style-name="Strong_20_Emphasis">Outras Considerações</text:span></text:p>
      <text:list text:style-name="L1">
        <text:list-item>
          <text:p text:style-name="P2">Este aplicativo não coleta dados de crianças menores de 13 anos.</text:p>
        </text:list-item>
        <text:list-item>
          <text:p text:style-name="P1">Este aplicativo não utiliza cookies ou tecnologias de rastreamento semelhantes.</text:p>
        </text:list-item>
      </text:list>
      <text:p text:style-name="Text_20_body"><text:span text:style-name="Strong_20_Emphasis">Contato</text:span></text:p>
      <text:p text:style-name="Text_20_body">Se você tiver alguma dúvida ou preocupação sobre esta política de privacidade, entre em contato conosco através d<text:span text:style-name="T1">o e-mail devhb@outlook.com.br</text:span>.</text:p>
      <text:p text:style-name="Text_20_body"><text:span text:style-name="Strong_20_Emphasis">Data de Vigência</text:span></text:p>
      <text:p text:style-name="Text_20_body">Esta política de privacidade entra em vigor em <text:span text:style-name="T1">28/08/2024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5:36:26.825765854</meta:creation-date>
    <dc:date>2024-08-27T15:38:14.338084403</dc:date>
    <meta:editing-duration>PT1M49S</meta:editing-duration>
    <meta:editing-cycles>1</meta:editing-cycles>
    <meta:document-statistic meta:table-count="0" meta:image-count="0" meta:object-count="0" meta:page-count="1" meta:paragraph-count="17" meta:word-count="208" meta:character-count="1379" meta:non-whitespace-character-count="1190"/>
    <meta:generator>LibreOffice/24.2.5.2$Linux_X86_64 LibreOffice_project/420$Build-2</meta:generator>
  </office:meta>
</office:document-meta>
</file>